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9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1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1">
      <style:paragraph-properties fo:text-align="center" style:justify-single-word="false" fo:break-before="page"/>
      <style:text-properties fo:font-size="20pt" style:font-size-asian="20pt" style:font-size-complex="20pt"/>
    </style:style>
    <style:style style:name="P13" style:family="paragraph" style:parent-style-name="Standard" style:master-page-name="Standard">
      <style:paragraph-properties style:page-number="1"/>
    </style:style>
    <style:style style:name="P14" style:family="paragraph" style:parent-style-name="Standard">
      <style:text-properties fo:font-size="12pt" style:font-size-asian="12pt" style:font-size-complex="12pt" style:font-weight-complex="bold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8"/>
          </table:table-cell>
        </table:table-row>
        <table:table-row table:style-name="Tableau17.2">
          <table:table-cell table:style-name="Tableau17.A2" office:value-type="string">
            <text:p text:style-name="P9">GENIE LOGICIEL-PROJET2</text:p>
          </table:table-cell>
        </table:table-row>
        <table:table-row table:style-name="Tableau17.3">
          <table:table-cell table:style-name="Tableau17.A3" office:value-type="string">
            <text:p text:style-name="P10">Planification</text:p>
          </table:table-cell>
        </table:table-row>
        <table:table-row table:style-name="Tableau17.4">
          <table:table-cell table:style-name="Tableau17.A4" office:value-type="string">
            <text:p text:style-name="P7"/>
          </table:table-cell>
        </table:table-row>
        <table:table-row table:style-name="Tableau17.4">
          <table:table-cell table:style-name="Tableau17.A4" office:value-type="string">
            <text:p text:style-name="P11">Foucou Romain</text:p>
          </table:table-cell>
        </table:table-row>
        <table:table-row table:style-name="Tableau17.4">
          <table:table-cell table:style-name="Tableau17.A4" office:value-type="string">
            <text:p text:style-name="P11">12/10/12 – 15/10/12</text:p>
          </table:table-cell>
        </table:table-row>
      </table:table>
      <text:p text:style-name="P13"><text:span text:style-name="T1">Objet :</text:span><text:span text:style-name="T2"> Le présent document<text:tab/>a pour but de répartir et d'organiser les différentes tâche du projet entre les ressources.</text:span></text:p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R.FOUCOU</text:p>
          </table:table-cell>
          <table:table-cell table:style-name="Tableau1.A2" office:value-type="string">
            <text:p text:style-name="P3">V. REVIDAT</text:p>
            <text:p text:style-name="P3">K. FELICIANNE</text:p>
            <text:p text:style-name="P3">A. SAID</text:p>
            <text:p text:style-name="P3">M. MAAREF</text:p>
            <text:p text:style-name="P3">S. HASSNAOUI</text:p>
            <text:p text:style-name="P3">E. PRUNET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>M. Lacio (Client)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>V. REVIDAT (Analyste Programmeur)</text:p>
            <text:p text:style-name="P3">K. FELICIANNE (Analyste Programmeur)</text:p>
            <text:p text:style-name="P3">A. SAID (Analyste Programmeur)</text:p>
            <text:p text:style-name="P3">M. MAAREF (Analyste Programmeur)</text:p>
            <text:p text:style-name="P3">S. HASSNAOUI (Analyste Programmeur)</text:p>
            <text:p text:style-name="P3">E. PRUNET (Analyste Programmeur)</text:p>
            <text:p text:style-name="P3">N.Novelli (Directeur de projet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Planification projet 2 V1.0 du </text:p>
          </table:table-cell>
          <table:table-cell table:style-name="Tableau3.B2" office:value-type="string">
            <text:p text:style-name="P3">planif_V1.0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P4">Foucou R.</text:p>
          </table:table-cell>
          <table:table-cell table:style-name="Tableau4.A2" office:value-type="string">
            <text:p text:style-name="P4">11//10/12</text:p>
          </table:table-cell>
          <table:table-cell table:style-name="Tableau4.D2" office:value-type="string">
            <text:p text:style-name="P4">Version 1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12" text:outline-level="1">Planification</text:h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Planification V1.0</text:p>
      </style:header>
      <style:footer>
        <text:p text:style-name="MP1"><text:page-number text:select-page="current">2</text:page-number>/<text:expression text:formula="ooow:page-2" office:value-type="float" office:value="2" style:data-style-name="N0">2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1T17:47:07</dc:date>
    <meta:editing-duration>PT11H32M46S</meta:editing-duration>
    <meta:editing-cycles>104</meta:editing-cycles>
    <dc:creator>Foucou Romain</dc:creator>
    <meta:document-statistic meta:table-count="5" meta:image-count="0" meta:object-count="0" meta:page-count="4" meta:paragraph-count="47" meta:word-count="123" meta:character-count="800"/>
  </office:meta>
</office:document-meta>
</file>